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ndleInfo.getLastMod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undleInfo.setPersistentStateUninstal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undleInfo.setStartLevel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undleInfo.getBundl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Info.BundleInfo( Logger logger , BundleArchive archive , IModule modu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ndleInfo.loc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undleInfo.getArch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Info.setExtension( boolean 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Info.getCurrentH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undleInfo.setLastModified( long 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undleInfo.getL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undleInfo.setStat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Info.updateHeaderCache( String locale , Map localized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ndleInfo.setSt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Info.getActiv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Info.setPersistentStateActi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undleInfo.addModule( IModule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ndleInfo.unlock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undleInfo.isLock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Info.getBundle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undleInfo.setBundleContext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Info.setProtectionDomain( ProtectionDomain p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Info.hasModule( IModule modu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ndleInfo.getPersistent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undleInfo.setPersistentStateInacti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ndleInfo.setActivator( BundleActivator activ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Info.getStartLevel( int defaultLev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undleInfo.getCurrentLocalizedHeader( String local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">
            <text:p text:style-name="Table_20_Contents">7</text:p>
          </table:table-cell>
          <table:table-cell office:value-type="float" office:value="86">
            <text:p text:style-name="Table_20_Contents">86</text:p>
          </table:table-cell>
        </table:table-row>
        <table:table-row>
          <table:table-cell office:value-type="string">
            <text:p text:style-name="Table_20_Contents">BundleInfo.isSt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Info.syncLock( Bundle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ndleInfo.createResourceList( String basename , String loca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undleInfo.getModu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Info.getCurrent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Info.is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Info.getProtectionDomai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ndleInfo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